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left="0cm" fo:margin-right="0cm" fo:text-indent="0cm" style:auto-text-indent="false"/>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list-style-name="L2">
      <style:paragraph-properties fo:margin-top="0cm" fo:margin-bottom="0cm" style:contextual-spacing="false"/>
    </style:style>
    <style:style style:name="P5" style:family="paragraph" style:parent-style-name="Text_20_body" style:list-style-name="L2"/>
    <style:style style:name="P6" style:family="paragraph" style:parent-style-name="Text_20_body" style:list-style-name="L3">
      <style:paragraph-properties fo:margin-top="0cm" fo:margin-bottom="0cm" style:contextual-spacing="false"/>
    </style:style>
    <style:style style:name="P7" style:family="paragraph" style:parent-style-name="Text_20_body" style:list-style-name="L3"/>
    <style:style style:name="P8" style:family="paragraph" style:parent-style-name="Text_20_body" style:list-style-name="L4">
      <style:paragraph-properties fo:margin-top="0cm" fo:margin-bottom="0cm" style:contextual-spacing="false"/>
    </style:style>
    <style:style style:name="P9" style:family="paragraph" style:parent-style-name="Text_20_body" style:list-style-name="L4"/>
    <style:style style:name="P10" style:family="paragraph" style:parent-style-name="Text_20_body" style:list-style-name="L5">
      <style:paragraph-properties fo:margin-top="0cm" fo:margin-bottom="0cm" style:contextual-spacing="false"/>
    </style:style>
    <style:style style:name="P11" style:family="paragraph" style:parent-style-name="Text_20_body" style:list-style-name="L5"/>
    <style:style style:name="P12" style:family="paragraph" style:parent-style-name="Text_20_body" style:list-style-name="L6">
      <style:paragraph-properties fo:margin-top="0cm" fo:margin-bottom="0cm" style:contextual-spacing="false"/>
    </style:style>
    <style:style style:name="P13" style:family="paragraph" style:parent-style-name="Text_20_body" style:list-style-name="L6"/>
    <style:style style:name="P14" style:family="paragraph" style:parent-style-name="Text_20_body" style:list-style-name="L7">
      <style:paragraph-properties fo:margin-top="0cm" fo:margin-bottom="0cm" style:contextual-spacing="false"/>
    </style:style>
    <style:style style:name="P15" style:family="paragraph" style:parent-style-name="Text_20_body" style:list-style-name="L7"/>
    <style:style style:name="P16" style:family="paragraph" style:parent-style-name="Text_20_body" style:list-style-name="L8">
      <style:paragraph-properties fo:margin-top="0cm" fo:margin-bottom="0cm" style:contextual-spacing="false"/>
    </style:style>
    <style:style style:name="P17" style:family="paragraph" style:parent-style-name="Text_20_body" style:list-style-name="L8"/>
    <style:style style:name="P18" style:family="paragraph" style:parent-style-name="Text_20_body" style:list-style-name="L9">
      <style:paragraph-properties fo:margin-top="0cm" fo:margin-bottom="0cm" style:contextual-spacing="false"/>
    </style:style>
    <style:style style:name="P19" style:family="paragraph" style:parent-style-name="Text_20_body" style:list-style-name="L9"/>
    <style:style style:name="P20" style:family="paragraph" style:parent-style-name="Text_20_body" style:list-style-name="L10">
      <style:paragraph-properties fo:margin-top="0cm" fo:margin-bottom="0cm" style:contextual-spacing="false"/>
    </style:style>
    <style:style style:name="P21" style:family="paragraph" style:parent-style-name="Text_20_body" style:list-style-name="L10"/>
    <style:style style:name="P22" style:family="paragraph" style:parent-style-name="Text_20_body" style:list-style-name="L11">
      <style:paragraph-properties fo:margin-top="0cm" fo:margin-bottom="0cm" style:contextual-spacing="false"/>
    </style:style>
    <style:style style:name="P23" style:family="paragraph" style:parent-style-name="Text_20_body" style:list-style-name="L11"/>
    <style:style style:name="P24" style:family="paragraph" style:parent-style-name="Text_20_body" style:list-style-name="L12">
      <style:paragraph-properties fo:margin-top="0cm" fo:margin-bottom="0cm" style:contextual-spacing="false"/>
    </style:style>
    <style:style style:name="P25" style:family="paragraph" style:parent-style-name="Text_20_body" style:list-style-name="L12"/>
    <style:style style:name="P26" style:family="paragraph" style:parent-style-name="Text_20_body" style:list-style-name="L13">
      <style:paragraph-properties fo:margin-top="0cm" fo:margin-bottom="0cm" style:contextual-spacing="false"/>
    </style:style>
    <style:style style:name="P27" style:family="paragraph" style:parent-style-name="Text_20_body" style:list-style-name="L13"/>
    <style:style style:name="P28" style:family="paragraph" style:parent-style-name="Text_20_body" style:list-style-name="L14">
      <style:paragraph-properties fo:margin-top="0cm" fo:margin-bottom="0cm" style:contextual-spacing="false"/>
    </style:style>
    <style:style style:name="P29" style:family="paragraph" style:parent-style-name="Text_20_body" style:list-style-name="L14"/>
    <style:style style:name="P30" style:family="paragraph" style:parent-style-name="Text_20_body" style:list-style-name="L15">
      <style:paragraph-properties fo:margin-top="0cm" fo:margin-bottom="0cm" style:contextual-spacing="false"/>
    </style:style>
    <style:style style:name="P31" style:family="paragraph" style:parent-style-name="Text_20_body" style:list-style-name="L15"/>
    <style:style style:name="P32" style:family="paragraph" style:parent-style-name="Text_20_body" style:list-style-name="L16">
      <style:paragraph-properties fo:margin-top="0cm" fo:margin-bottom="0cm" style:contextual-spacing="false"/>
    </style:style>
    <style:style style:name="P33" style:family="paragraph" style:parent-style-name="Text_20_body" style:list-style-name="L16"/>
    <style:style style:name="P34" style:family="paragraph" style:parent-style-name="Text_20_body" style:list-style-name="L17">
      <style:paragraph-properties fo:margin-top="0cm" fo:margin-bottom="0cm" style:contextual-spacing="false"/>
    </style:style>
    <style:style style:name="P35" style:family="paragraph" style:parent-style-name="Text_20_body" style:list-style-name="L17"/>
    <style:style style:name="P36" style:family="paragraph" style:parent-style-name="Text_20_body" style:list-style-name="L18">
      <style:paragraph-properties fo:margin-top="0cm" fo:margin-bottom="0cm" style:contextual-spacing="false"/>
    </style:style>
    <style:style style:name="P37" style:family="paragraph" style:parent-style-name="Text_20_body" style:list-style-name="L18"/>
    <style:style style:name="P38" style:family="paragraph" style:parent-style-name="Text_20_body" style:list-style-name="L19">
      <style:paragraph-properties fo:margin-top="0cm" fo:margin-bottom="0cm" style:contextual-spacing="false"/>
    </style:style>
    <style:style style:name="P39" style:family="paragraph" style:parent-style-name="Text_20_body" style:list-style-name="L19"/>
    <style:style style:name="P40" style:family="paragraph" style:parent-style-name="Text_20_body" style:list-style-name="L20">
      <style:paragraph-properties fo:margin-top="0cm" fo:margin-bottom="0cm" style:contextual-spacing="false"/>
    </style:style>
    <style:style style:name="P41" style:family="paragraph" style:parent-style-name="Text_20_body" style:list-style-name="L20"/>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Structured Python Mini Projects Document</text:h>
      <text:p text:style-name="P1"><text:span text:style-name="Strong_20_Emphasis">Document Title:</text:span> Progressive Python Mini Projects: Building Rock-Solid Logic for Large-Scale Applications</text:p>
      <text:p text:style-name="P1"><text:span text:style-name="Strong_20_Emphasis">Author:</text:span> Grok AI<text:line-break/><text:span text:style-name="Strong_20_Emphasis">Date:</text:span> September 12, 2025<text:line-break/><text:span text:style-name="Strong_20_Emphasis">Version:</text:span> 3.0<text:line-break/><text:span text:style-name="Strong_20_Emphasis">Purpose:</text:span> This document expands on the previous version by integrating additional mini projects (File Manager CLI, Math Helper Tool, Log Parser/Text Analyzer, Simple API Consumer, Personal Knowledge Tracker, Smart Terminal Assistant, Code Analysis Tool, Offline Research Library) into the sequence. Projects are placed in chronological order to ensure logical progression and increasing complexity. Each new project builds on prior ones, incorporating a wider array of Python concepts cumulatively (e.g., basics to advanced integrations like APIs, file systems, parsing, and analysis). This ensures comprehensive mastery, with every project using multiple concepts to solidify understanding to a rock-hard level.</text:p>
      <text:p text:style-name="P1"><text:span text:style-name="Strong_20_Emphasis">Target Audience:</text:span> Beginners to intermediate Python learners aiming to develop robust problem-solving skills.<text:line-break/><text:span text:style-name="Strong_20_Emphasis">Prerequisites:</text:span> Basic Python setup (e.g., Python 3.x interpreter). Install necessary modules via pip where noted (e.g., requests, pandas, os, sys, re, ast).<text:line-break/><text:span text:style-name="Strong_20_Emphasis">How to Use:</text:span> Implement each project sequentially. Each draws from prior concepts while adding new ones, ensuring integrated learning. New projects are inserted where they fit the complexity ramp, enhancing the flow.</text:p>
      <text:p text:style-name="Horizontal_20_Line"/>
      <text:h text:style-name="Heading_20_2" text:outline-level="2">Table of Contents</text:h>
      <text:list text:style-name="L1">
        <text:list-item>
          <text:p text:style-name="P2">Project 1: Personalized Greeting System </text:p>
        </text:list-item>
        <text:list-item>
          <text:p text:style-name="P2">Project 2: Interactive Number Guessing Challenge </text:p>
        </text:list-item>
        <text:list-item>
          <text:p text:style-name="P2">Project 3: Dynamic Shopping List Organizer </text:p>
        </text:list-item>
        <text:list-item>
          <text:p text:style-name="P2">Project 4: Multi-Function Calculator Tool </text:p>
        </text:list-item>
        <text:list-item>
          <text:p text:style-name="P2">Project 5: Math Helper Tool </text:p>
        </text:list-item>
        <text:list-item>
          <text:p text:style-name="P2">Project 6: Persistent Contact Management App </text:p>
        </text:list-item>
        <text:list-item>
          <text:p text:style-name="P2">Project 7: File Manager CLI </text:p>
        </text:list-item>
        <text:list-item>
          <text:p text:style-name="P2">Project 8: Log Parser/Text Analyzer </text:p>
        </text:list-item>
        <text:list-item>
          <text:p text:style-name="P2">Project 9: Personal Knowledge Tracker </text:p>
        </text:list-item>
        <text:list-item>
          <text:p text:style-name="P2">Project 10: Object-Oriented Bank Simulation </text:p>
        </text:list-item>
        <text:list-item>
          <text:p text:style-name="P2">Project 11: Event Scheduler with Time Analytics </text:p>
        </text:list-item>
        <text:list-item>
          <text:p text:style-name="P2">Project 12: Real-Time Weather Data Integrator </text:p>
        </text:list-item>
        <text:list-item>
          <text:p text:style-name="P2">Project 13: Simple API Consumer </text:p>
        </text:list-item>
        <text:list-item>
          <text:p text:style-name="P2">Project 14: Code Analysis Tool </text:p>
        </text:list-item>
        <text:list-item>
          <text:p text:style-name="P2">Project 15: Interactive Data Analysis Dashboard </text:p>
        </text:list-item>
        <text:list-item>
          <text:p text:style-name="P2">Project 16: Offline Research Library </text:p>
        </text:list-item>
        <text:list-item>
          <text:p text:style-name="P3">Project 17: Smart Terminal Assistant </text:p>
        </text:list-item>
      </text:list>
      <text:p text:style-name="P1"><text:soft-page-break/><text:span text:style-name="Strong_20_Emphasis">Appendix A: Key Python Concepts Covered</text:span><text:line-break/><text:span text:style-name="Strong_20_Emphasis">Appendix B: Progression and Integration Guide</text:span></text:p>
      <text:p text:style-name="Horizontal_20_Line"/>
      <text:h text:style-name="Heading_20_2" text:outline-level="2">Project 1: Personalized Greeting System</text:h>
      <text:list text:style-name="L2">
        <text:list-item>
          <text:p text:style-name="P4"><text:span text:style-name="Strong_20_Emphasis">Goal:</text:span> Develop a system that collects user details, processes them with conditions, and outputs customized messages, integrating basic data handling and logic. </text:p>
        </text:list-item>
        <text:list-item>
          <text:p text:style-name="P4"><text:span text:style-name="Strong_20_Emphasis">Integrated Concepts:</text:span> Variables (strings, integers, booleans), user input/output (input(), print()), string formatting (f-strings), conditionals (if-elif-else), basic loops (while for retry on invalid input), type conversion. </text:p>
        </text:list-item>
        <text:list-item>
          <text:p text:style-name="P4"><text:span text:style-name="Strong_20_Emphasis">Description:</text:span> Prompt for name, age, and hobby. Validate inputs (e.g., age as integer). Generate a greeting incorporating all details, with conditional messages (e.g., adult/minor status, hobby-based suggestions). Use a loop to allow multiple greetings or corrections. </text:p>
        </text:list-item>
        <text:list-item>
          <text:p text:style-name="P4"><text:span text:style-name="Strong_20_Emphasis">Complexity Level:</text:span> Low – Establishes foundational integration of input, processing, and output. </text:p>
        </text:list-item>
        <text:list-item>
          <text:p text:style-name="P4"><text:span text:style-name="Strong_20_Emphasis">Extension:</text:span> Add a simple list to store multiple user profiles and loop to display them. </text:p>
        </text:list-item>
        <text:list-item>
          <text:p text:style-name="P5"><text:span text:style-name="Strong_20_Emphasis">Solidification:</text:span> Reinforces data flow and basic decision-making, making variables and conditionals second nature through combined use. </text:p>
        </text:list-item>
      </text:list>
      <text:p text:style-name="Horizontal_20_Line"/>
      <text:h text:style-name="Heading_20_2" text:outline-level="2">Project 2: Interactive Number Guessing Challenge</text:h>
      <text:list text:style-name="L3">
        <text:list-item>
          <text:p text:style-name="P6"><text:span text:style-name="Strong_20_Emphasis">Goal:</text:span> Create a game that generates random challenges, handles user guesses with feedback, and tracks scores, building on input/validation while adding randomness and repetition. </text:p>
        </text:list-item>
        <text:list-item>
          <text:p text:style-name="P6"><text:span text:style-name="Strong_20_Emphasis">Integrated Concepts:</text:span> All from Project 1, plus loops (while, for), comparison operators, random module (randint, choice), lists (for score tracking), functions (for modular guess validation). </text:p>
        </text:list-item>
        <text:list-item>
          <text:p text:style-name="P6"><text:span text:style-name="Strong_20_Emphasis">Description:</text:span> Generate a random number (1-20). Allow guesses with hints (high/low), track attempts in a list, and use conditionals for win/loss. Incorporate user details from input for personalized scoring (e.g., name-based leaderboard). Use functions to separate game logic. </text:p>
        </text:list-item>
        <text:list-item>
          <text:p text:style-name="P6"><text:span text:style-name="Strong_20_Emphasis">Complexity Level:</text:span> Low-Medium – Increases with loops and randomness integrated into user interaction. </text:p>
        </text:list-item>
        <text:list-item>
          <text:p text:style-name="P6"><text:span text:style-name="Strong_20_Emphasis">Extension:</text:span> Add a function to generate multiple rounds and use lists to compute average scores. </text:p>
        </text:list-item>
        <text:list-item>
          <text:p text:style-name="P7"><text:span text:style-name="Strong_20_Emphasis">Solidification:</text:span> Combines control structures with data storage, hardening loop logic and modular design. </text:p>
        </text:list-item>
      </text:list>
      <text:p text:style-name="Horizontal_20_Line"/>
      <text:h text:style-name="Heading_20_2" text:outline-level="2">Project 3: Dynamic Shopping List Organizer</text:h>
      <text:list text:style-name="L4">
        <text:list-item>
          <text:p text:style-name="P8"><text:span text:style-name="Strong_20_Emphasis">Goal:</text:span> Build a menu-driven tool for managing items, with search and sorting, integrating data structures into interactive loops. </text:p>
        </text:list-item>
        <text:list-item>
          <text:p text:style-name="P8"><text:soft-page-break/><text:span text:style-name="Strong_20_Emphasis">Integrated Concepts:</text:span> All from Projects 1-2, plus lists (append, remove, sort, search), dictionaries (for item details like price/quantity), nested loops, error handling (try-except for invalid inputs). </text:p>
        </text:list-item>
        <text:list-item>
          <text:p text:style-name="P8"><text:span text:style-name="Strong_20_Emphasis">Description:</text:span> Create a menu (add/remove/view/search/quit) for a shopping list. Store items as dicts in a list (e.g., {'item': 'apple', 'price': 1.5}). Use loops for menu navigation, conditionals for actions, and functions for operations like sorting by price. </text:p>
        </text:list-item>
        <text:list-item>
          <text:p text:style-name="P8"><text:span text:style-name="Strong_20_Emphasis">Complexity Level:</text:span> Medium – Layers data structures over control flow for real-world management. </text:p>
        </text:list-item>
        <text:list-item>
          <text:p text:style-name="P8"><text:span text:style-name="Strong_20_Emphasis">Extension:</text:span> Integrate basic file I/O to save/load the list using built-in open/read/write. </text:p>
        </text:list-item>
        <text:list-item>
          <text:p text:style-name="P9"><text:span text:style-name="Strong_20_Emphasis">Solidification:</text:span> Merges collections with error-resilient loops, making list/dict manipulation rock-solid. </text:p>
        </text:list-item>
      </text:list>
      <text:p text:style-name="Horizontal_20_Line"/>
      <text:h text:style-name="Heading_20_2" text:outline-level="2">Project 4: Multi-Function Calculator Tool</text:h>
      <text:list text:style-name="L5">
        <text:list-item>
          <text:p text:style-name="P10"><text:span text:style-name="Strong_20_Emphasis">Goal:</text:span> Design a versatile calculator that handles various operations, logs history, and validates inputs, cumulatively using functions and modules. </text:p>
        </text:list-item>
        <text:list-item>
          <text:p text:style-name="P10"><text:span text:style-name="Strong_20_Emphasis">Integrated Concepts:</text:span> All from Projects 1-3, plus functions (with parameters/returns), math module (sqrt, pow, trig), lists/dicts for history logging, recursion (optional for factorial). </text:p>
        </text:list-item>
        <text:list-item>
          <text:p text:style-name="P10"><text:span text:style-name="Strong_20_Emphasis">Description:</text:span> Offer operations (add/subtract/multiply/divide/sqrt/power/factorial) via a menu. Use functions for each op, store results in a dict list, handle division by zero with exceptions. Incorporate user input validation from earlier projects. </text:p>
        </text:list-item>
        <text:list-item>
          <text:p text:style-name="P10"><text:span text:style-name="Strong_20_Emphasis">Complexity Level:</text:span> Medium – Emphasizes modularity with integrated data tracking. </text:p>
        </text:list-item>
        <text:list-item>
          <text:p text:style-name="P10"><text:span text:style-name="Strong_20_Emphasis">Extension:</text:span> Add a function to export calculation history to a text file. </text:p>
        </text:list-item>
        <text:list-item>
          <text:p text:style-name="P11"><text:span text:style-name="Strong_20_Emphasis">Solidification:</text:span> Solidifies function design and module use within looped interfaces. </text:p>
        </text:list-item>
      </text:list>
      <text:p text:style-name="Horizontal_20_Line"/>
      <text:h text:style-name="Heading_20_2" text:outline-level="2">Project 5: Math Helper Tool</text:h>
      <text:list text:style-name="L6">
        <text:list-item>
          <text:p text:style-name="P12"><text:span text:style-name="Strong_20_Emphasis">Goal:</text:span> Create an advanced math assistant that solves equations, plots functions, and provides step-by-step explanations, extending calculator logic with symbolic math. </text:p>
        </text:list-item>
        <text:list-item>
          <text:p text:style-name="P12"><text:span text:style-name="Strong_20_Emphasis">Integrated Concepts:</text:span> All from Projects 1-4, plus sympy module (for symbolic solving, plotting), list comprehensions, conditional branching for operation types, file export for plots. </text:p>
        </text:list-item>
        <text:list-item>
          <text:p text:style-name="P12"><text:span text:style-name="Strong_20_Emphasis">Description:</text:span> Menu for solving equations, differentiating/integrating, plotting (e.g., via sympy.plot), and basic stats. Use functions to parse inputs, handle errors, and log sessions. Integrate user profiles from earlier for personalized history. </text:p>
        </text:list-item>
        <text:list-item>
          <text:p text:style-name="P12"><text:span text:style-name="Strong_20_Emphasis">Complexity Level:</text:span> Medium – Builds on math module with symbolic integration and visualization. </text:p>
        </text:list-item>
        <text:list-item>
          <text:p text:style-name="P12"><text:span text:style-name="Strong_20_Emphasis">Extension:</text:span> Add matrix operations using sympy matrices and export results to CSV. </text:p>
        </text:list-item>
        <text:list-item>
          <text:p text:style-name="P13"><text:span text:style-name="Strong_20_Emphasis">Solidification:</text:span> Hardens mathematical computations and visualization within modular, error-handled systems. </text:p>
        </text:list-item>
      </text:list>
      <text:p text:style-name="Horizontal_20_Line"/>
      <text:h text:style-name="Heading_20_2" text:outline-level="2"><text:soft-page-break/>Project 6: Persistent Contact Management App</text:h>
      <text:list text:style-name="L7">
        <text:list-item>
          <text:p text:style-name="P14"><text:span text:style-name="Strong_20_Emphasis">Goal:</text:span> Develop a full-featured contact book with search, edit, and persistence, integrating file handling into OOP-like structures. </text:p>
        </text:list-item>
        <text:list-item>
          <text:p text:style-name="P14"><text:span text:style-name="Strong_20_Emphasis">Integrated Concepts:</text:span> All from Projects 1-5, plus dictionaries (nested for contacts), file I/O (open, read/write), json module (dump/load), sorting/filtering functions, basic classes (for Contact object). </text:p>
        </text:list-item>
        <text:list-item>
          <text:p text:style-name="P14"><text:span text:style-name="Strong_20_Emphasis">Description:</text:span> Manage contacts (name, phone, email) stored as dicts or simple classes. Menu for add/edit/delete/search/view. Persist data to JSON file, load on start. Use exceptions for file errors, loops for menus, and functions for operations. </text:p>
        </text:list-item>
        <text:list-item>
          <text:p text:style-name="P14"><text:span text:style-name="Strong_20_Emphasis">Complexity Level:</text:span> Medium-High – Introduces persistence and structured data management. </text:p>
        </text:list-item>
        <text:list-item>
          <text:p text:style-name="P14"><text:span text:style-name="Strong_20_Emphasis">Extension:</text:span> Add validation regex (via re module) for phone/email formats. </text:p>
        </text:list-item>
        <text:list-item>
          <text:p text:style-name="P15"><text:span text:style-name="Strong_20_Emphasis">Solidification:</text:span> Hardens file operations and data serialization through comprehensive integration. </text:p>
        </text:list-item>
      </text:list>
      <text:p text:style-name="Horizontal_20_Line"/>
      <text:h text:style-name="Heading_20_2" text:outline-level="2">Project 7: File Manager CLI</text:h>
      <text:list text:style-name="L8">
        <text:list-item>
          <text:p text:style-name="P16"><text:span text:style-name="Strong_20_Emphasis">Goal:</text:span> Build a command-line interface for file system operations like listing, copying, deleting, and searching files, incorporating OS interactions. </text:p>
        </text:list-item>
        <text:list-item>
          <text:p text:style-name="P16"><text:span text:style-name="Strong_20_Emphasis">Integrated Concepts:</text:span> All from Projects 1-6, plus os and shutil modules (for file ops), sys for CLI args, argument parsing, recursive functions for directory traversal, error handling for permissions. </text:p>
        </text:list-item>
        <text:list-item>
          <text:p text:style-name="P16"><text:span text:style-name="Strong_20_Emphasis">Description:</text:span> Create a CLI tool with commands (ls, cp, rm, mkdir, search). Use loops for interactive mode, conditionals for command routing, and classes for file representations. Integrate persistence from prior projects for logging actions. </text:p>
        </text:list-item>
        <text:list-item>
          <text:p text:style-name="P16"><text:span text:style-name="Strong_20_Emphasis">Complexity Level:</text:span> Medium-High – Adds system-level interactions to data management. </text:p>
        </text:list-item>
        <text:list-item>
          <text:p text:style-name="P16"><text:span text:style-name="Strong_20_Emphasis">Extension:</text:span> Implement batch operations on multiple files using list comprehensions. </text:p>
        </text:list-item>
        <text:list-item>
          <text:p text:style-name="P17"><text:span text:style-name="Strong_20_Emphasis">Solidification:</text:span> Reinforces file system logic and CLI design, integrating with previous data structures. </text:p>
        </text:list-item>
      </text:list>
      <text:p text:style-name="Horizontal_20_Line"/>
      <text:h text:style-name="Heading_20_2" text:outline-level="2">Project 8: Log Parser/Text Analyzer</text:h>
      <text:list text:style-name="L9">
        <text:list-item>
          <text:p text:style-name="P18"><text:span text:style-name="Strong_20_Emphasis">Goal:</text:span> Develop a tool to parse log files, extract patterns, and generate reports, building on file I/O with text processing. </text:p>
        </text:list-item>
        <text:list-item>
          <text:p text:style-name="P18"><text:span text:style-name="Strong_20_Emphasis">Integrated Concepts:</text:span> All from Projects 1-7, plus re module (regex for parsing), string methods, dictionaries for stats (e.g., error counts), functions for analysis, file reading in chunks for large logs. </text:p>
        </text:list-item>
        <text:list-item>
          <text:p text:style-name="P18"><text:span text:style-name="Strong_20_Emphasis">Description:</text:span> Load a log file, parse lines for timestamps/errors/IPs using regex, compute stats (e.g., error frequency), and output reports. Use menus for options, exceptions for file issues, and integrate math helpers for averages. </text:p>
        </text:list-item>
        <text:list-item>
          <text:p text:style-name="P18"><text:span text:style-name="Strong_20_Emphasis">Complexity Level:</text:span> High – Layers text processing over file and data logic. </text:p>
        </text:list-item>
        <text:list-item>
          <text:p text:style-name="P18"><text:span text:style-name="Strong_20_Emphasis">Extension:</text:span> Add visualization of stats using simple text-based graphs or export to JSON. </text:p>
        </text:list-item>
        <text:list-item>
          <text:p text:style-name="P19"><text:span text:style-name="Strong_20_Emphasis">Solidification:</text:span> Makes regex and parsing unbreakable through integrated analytics. </text:p>
        </text:list-item>
      </text:list>
      <text:p text:style-name="Horizontal_20_Line"><text:soft-page-break/></text:p>
      <text:h text:style-name="Heading_20_2" text:outline-level="2">Project 9: Personal Knowledge Tracker</text:h>
      <text:list text:style-name="L10">
        <text:list-item>
          <text:p text:style-name="P20"><text:span text:style-name="Strong_20_Emphasis">Goal:</text:span> Create a note-taking system for tracking ideas, searches, and links, with tagging and search functionality. </text:p>
        </text:list-item>
        <text:list-item>
          <text:p text:style-name="P20"><text:span text:style-name="Strong_20_Emphasis">Integrated Concepts:</text:span> All from Projects 1-8, plus databases (SQLite via sqlite3), sets for tags, full-text search with regex, classes for Note objects, file backups. </text:p>
        </text:list-item>
        <text:list-item>
          <text:p text:style-name="P20"><text:span text:style-name="Strong_20_Emphasis">Description:</text:span> Menu for add/note/search/tag/export. Store notes in a local DB or JSON, use functions for querying, integrate file manager ops for attachments. Handle duplicates with conditionals. </text:p>
        </text:list-item>
        <text:list-item>
          <text:p text:style-name="P20"><text:span text:style-name="Strong_20_Emphasis">Complexity Level:</text:span> High – Introduces lightweight DBs and knowledge management. </text:p>
        </text:list-item>
        <text:list-item>
          <text:p text:style-name="P20"><text:span text:style-name="Strong_20_Emphasis">Extension:</text:span> Add import from text files using log parser techniques. </text:p>
        </text:list-item>
        <text:list-item>
          <text:p text:style-name="P21"><text:span text:style-name="Strong_20_Emphasis">Solidification:</text:span> Solidifies knowledge organization with DB integration and search algorithms. </text:p>
        </text:list-item>
      </text:list>
      <text:p text:style-name="Horizontal_20_Line"/>
      <text:h text:style-name="Heading_20_2" text:outline-level="2">Project 10: Object-Oriented Bank Simulation</text:h>
      <text:list text:style-name="L11">
        <text:list-item>
          <text:p text:style-name="P22"><text:span text:style-name="Strong_20_Emphasis">Goal:</text:span> Simulate banking operations with accounts, transactions, and reports, fully embracing OOP while reusing prior logic. </text:p>
        </text:list-item>
        <text:list-item>
          <text:p text:style-name="P22"><text:span text:style-name="Strong_20_Emphasis">Integrated Concepts:</text:span> All from Projects 1-9, plus classes/objects (init, methods, inheritance), encapsulation, polymorphism (overridden methods), lists of objects, datetime for transaction timestamps. </text:p>
        </text:list-item>
        <text:list-item>
          <text:p text:style-name="P22"><text:span text:style-name="Strong_20_Emphasis">Description:</text:span> Create BankAccount base class with deposit/withdraw/balance methods. Subclass for Savings (with interest). Manage multiple accounts in a list, log transactions with dates, handle errors. Use menus and functions for user interactions. </text:p>
        </text:list-item>
        <text:list-item>
          <text:p text:style-name="P22"><text:span text:style-name="Strong_20_Emphasis">Complexity Level:</text:span> High – OOP integrates everything for scalable modeling. </text:p>
        </text:list-item>
        <text:list-item>
          <text:p text:style-name="P22"><text:span text:style-name="Strong_20_Emphasis">Extension:</text:span> Add reporting function to generate transaction summaries using loops and conditionals. </text:p>
        </text:list-item>
        <text:list-item>
          <text:p text:style-name="P23"><text:span text:style-name="Strong_20_Emphasis">Solidification:</text:span> Makes OOP concepts unbreakable by applying them to real simulations with data persistence. </text:p>
        </text:list-item>
      </text:list>
      <text:p text:style-name="Horizontal_20_Line"/>
      <text:h text:style-name="Heading_20_2" text:outline-level="2">Project 11: Event Scheduler with Time Analytics</text:h>
      <text:list text:style-name="L12">
        <text:list-item>
          <text:p text:style-name="P24"><text:span text:style-name="Strong_20_Emphasis">Goal:</text:span> Build a scheduler that tracks events, reminders, and analytics, incorporating time modules and advanced error handling. </text:p>
        </text:list-item>
        <text:list-item>
          <text:p text:style-name="P24"><text:span text:style-name="Strong_20_Emphasis">Integrated Concepts:</text:span> All from Projects 1-10, plus datetime module (parsing, deltas), exceptions (custom handling), sorting algorithms (via functions), basic threading (optional for reminders, if using threading module). </text:p>
        </text:list-item>
        <text:list-item>
          <text:p text:style-name="P24"><text:span text:style-name="Strong_20_Emphasis">Description:</text:span> Store events as class instances (with name, date, description). Menu for add/view/delete/remind. Calculate days left, sort by date, persist to JSON. Integrate input validation, loops, and OOP for event objects. </text:p>
        </text:list-item>
        <text:list-item>
          <text:p text:style-name="P24"><text:span text:style-name="Strong_20_Emphasis">Complexity Level:</text:span> High – Adds time-based computations to integrated systems. </text:p>
        </text:list-item>
        <text:list-item>
          <text:p text:style-name="P24"><text:span text:style-name="Strong_20_Emphasis">Extension:</text:span> Generate analytics (e.g., average event gap) using list comprehensions and math. </text:p>
        </text:list-item>
        <text:list-item>
          <text:p text:style-name="P25"><text:soft-page-break/><text:span text:style-name="Strong_20_Emphasis">Solidification:</text:span> Reinforces temporal logic and exceptions in complex, multi-concept apps. </text:p>
        </text:list-item>
      </text:list>
      <text:p text:style-name="Horizontal_20_Line"/>
      <text:h text:style-name="Heading_20_2" text:outline-level="2">Project 12: Real-Time Weather Data Integrator</text:h>
      <text:list text:style-name="L13">
        <text:list-item>
          <text:p text:style-name="P26"><text:span text:style-name="Strong_20_Emphasis">Goal:</text:span> Create an app that fetches, processes, and stores weather data, integrating APIs with data structures and persistence. </text:p>
        </text:list-item>
        <text:list-item>
          <text:p text:style-name="P26"><text:span text:style-name="Strong_20_Emphasis">Integrated Concepts:</text:span> All from Projects 1-11, plus requests module (API calls), JSON parsing, error handling for networks, classes for WeatherData, file logging of queries. </text:p>
        </text:list-item>
        <text:list-item>
          <text:p text:style-name="P26"><text:span text:style-name="Strong_20_Emphasis">Description:</text:span> Prompt for city, fetch weather via API (e.g., OpenWeatherMap). Store in objects/lists, display with conditionals (e.g., alerts for temperature). Persist history, use functions for data processing, OOP for encapsulation. </text:p>
        </text:list-item>
        <text:list-item>
          <text:p text:style-name="P26"><text:span text:style-name="Strong_20_Emphasis">Complexity Level:</text:span> Very High – External integrations test full-stack logic. </text:p>
        </text:list-item>
        <text:list-item>
          <text:p text:style-name="P26"><text:span text:style-name="Strong_20_Emphasis">Extension:</text:span> Add comparison functions for multiple cities using loops and dicts. </text:p>
        </text:list-item>
        <text:list-item>
          <text:p text:style-name="P27"><text:span text:style-name="Strong_20_Emphasis">Solidification:</text:span> Hardens API handling and data integration for dynamic apps. </text:p>
        </text:list-item>
      </text:list>
      <text:p text:style-name="Horizontal_20_Line"/>
      <text:h text:style-name="Heading_20_2" text:outline-level="2">Project 13: Simple API Consumer</text:h>
      <text:list text:style-name="L14">
        <text:list-item>
          <text:p text:style-name="P28"><text:span text:style-name="Strong_20_Emphasis">Goal:</text:span> Build a generic tool to consume various APIs, handle responses, and cache results, extending weather logic to multiple endpoints. </text:p>
        </text:list-item>
        <text:list-item>
          <text:p text:style-name="P28"><text:span text:style-name="Strong_20_Emphasis">Integrated Concepts:</text:span> All from Projects 1-12, plus requests with authentication (headers, params), caching with dicts or files, rate limiting via time module, parsing XML/JSON. </text:p>
        </text:list-item>
        <text:list-item>
          <text:p text:style-name="P28"><text:span text:style-name="Strong_20_Emphasis">Description:</text:span> Menu to select API (e.g., weather, news, stock), input params, fetch and display data. Use classes for API clients, integrate log parsing for response analysis, persist cache. </text:p>
        </text:list-item>
        <text:list-item>
          <text:p text:style-name="P28"><text:span text:style-name="Strong_20_Emphasis">Complexity Level:</text:span> Very High – Generalizes API interactions with caching and multi-format parsing. </text:p>
        </text:list-item>
        <text:list-item>
          <text:p text:style-name="P28"><text:span text:style-name="Strong_20_Emphasis">Extension:</text:span> Add error retry mechanisms using loops and exceptions. </text:p>
        </text:list-item>
        <text:list-item>
          <text:p text:style-name="P29"><text:span text:style-name="Strong_20_Emphasis">Solidification:</text:span> Makes API consumption robust across varied services. </text:p>
        </text:list-item>
      </text:list>
      <text:p text:style-name="Horizontal_20_Line"/>
      <text:h text:style-name="Heading_20_2" text:outline-level="2">Project 14: Code Analysis Tool</text:h>
      <text:list text:style-name="L15">
        <text:list-item>
          <text:p text:style-name="P30"><text:span text:style-name="Strong_20_Emphasis">Goal:</text:span> Develop a tool to analyze Python code files for metrics, bugs, and suggestions, incorporating parsing and static analysis. </text:p>
        </text:list-item>
        <text:list-item>
          <text:p text:style-name="P30"><text:span text:style-name="Strong_20_Emphasis">Integrated Concepts:</text:span> All from Projects 1-13, plus ast module (abstract syntax trees), pylint integration if available or custom checks, file reading, regex for code patterns, reporting with pandas. </text:p>
        </text:list-item>
        <text:list-item>
          <text:p text:style-name="P30"><text:span text:style-name="Strong_20_Emphasis">Description:</text:span> Load a code file, parse AST for function/class counts, check for issues (e.g., unused vars), generate reports. Use OOP for analyzers, integrate file manager for batch analysis. </text:p>
        </text:list-item>
        <text:list-item>
          <text:p text:style-name="P30"><text:span text:style-name="Strong_20_Emphasis">Complexity Level:</text:span> Expert – Applies meta-programming to code itself. </text:p>
        </text:list-item>
        <text:list-item>
          <text:p text:style-name="P30"><text:span text:style-name="Strong_20_Emphasis">Extension:</text:span> Add refactoring suggestions using string manipulation. </text:p>
        </text:list-item>
        <text:list-item>
          <text:p text:style-name="P31"><text:span text:style-name="Strong_20_Emphasis">Solidification:</text:span> Hardens code introspection and analysis skills. </text:p>
        </text:list-item>
      </text:list>
      <text:p text:style-name="Horizontal_20_Line"><text:soft-page-break/></text:p>
      <text:h text:style-name="Heading_20_2" text:outline-level="2">Project 15: Interactive Data Analysis Dashboard</text:h>
      <text:list text:style-name="L16">
        <text:list-item>
          <text:p text:style-name="P32"><text:span text:style-name="Strong_20_Emphasis">Goal:</text:span> Develop a GUI-based tool for loading, analyzing, and visualizing data, culminating in a comprehensive application. </text:p>
        </text:list-item>
        <text:list-item>
          <text:p text:style-name="P32"><text:span text:style-name="Strong_20_Emphasis">Integrated Concepts:</text:span> All from Projects 1-14, plus pandas (dataframes, analysis), tkinter (GUI widgets), event-driven programming, file I/O for CSVs, matplotlib (if available via code tool) for plots. </text:p>
        </text:list-item>
        <text:list-item>
          <text:p text:style-name="P32"><text:span text:style-name="Strong_20_Emphasis">Description:</text:span> Build a tkinter window with buttons for load data (CSV), analyze (stats via pandas), visualize, and save reports. Use classes for UI components, handle errors, integrate APIs for real-time data pulls, persist settings. </text:p>
        </text:list-item>
        <text:list-item>
          <text:p text:style-name="P32"><text:span text:style-name="Strong_20_Emphasis">Complexity Level:</text:span> Expert – Full integration of Python ecosystem for user-facing apps. </text:p>
        </text:list-item>
        <text:list-item>
          <text:p text:style-name="P32"><text:span text:style-name="Strong_20_Emphasis">Extension:</text:span> Add machine learning basics (e.g., simple predictions with pandas) if extending further. </text:p>
        </text:list-item>
        <text:list-item>
          <text:p text:style-name="P33"><text:span text:style-name="Strong_20_Emphasis">Solidification:</text:span> Ensures every Python concept—from basics to advanced—is rock-hard through layered, practical use. </text:p>
        </text:list-item>
      </text:list>
      <text:p text:style-name="Horizontal_20_Line"/>
      <text:h text:style-name="Heading_20_2" text:outline-level="2">Project 16: Offline Research Library</text:h>
      <text:list text:style-name="L17">
        <text:list-item>
          <text:p text:style-name="P34"><text:span text:style-name="Strong_20_Emphasis">Goal:</text:span> Create a local library for storing and querying research documents, with indexing and summaries. </text:p>
        </text:list-item>
        <text:list-item>
          <text:p text:style-name="P34"><text:span text:style-name="Strong_20_Emphasis">Integrated Concepts:</text:span> All from Projects 1-15, plus text indexing (custom or via whoosh if installed), PDF parsing (via PyPDF2), knowledge tracker integration, offline API-like queries. </text:p>
        </text:list-item>
        <text:list-item>
          <text:p text:style-name="P34"><text:span text:style-name="Strong_20_Emphasis">Description:</text:span> Manage documents (add/search/summarize), index content for fast lookup, generate summaries using text analysis. Use DB for metadata, OOP for documents, file manager for organization. </text:p>
        </text:list-item>
        <text:list-item>
          <text:p text:style-name="P34"><text:span text:style-name="Strong_20_Emphasis">Complexity Level:</text:span> Expert – Builds self-contained knowledge bases. </text:p>
        </text:list-item>
        <text:list-item>
          <text:p text:style-name="P34"><text:span text:style-name="Strong_20_Emphasis">Extension:</text:span> Add cross-referencing between documents using graphs (networkx if available). </text:p>
        </text:list-item>
        <text:list-item>
          <text:p text:style-name="P35"><text:span text:style-name="Strong_20_Emphasis">Solidification:</text:span> Reinforces offline data management and search engines. </text:p>
        </text:list-item>
      </text:list>
      <text:p text:style-name="Horizontal_20_Line"/>
      <text:h text:style-name="Heading_20_2" text:outline-level="2">Project 17: Smart Terminal Assistant</text:h>
      <text:list text:style-name="L18">
        <text:list-item>
          <text:p text:style-name="P36"><text:span text:style-name="Strong_20_Emphasis">Goal:</text:span> Design an intelligent CLI assistant that combines all tools, handles natural language commands, and automates tasks. </text:p>
        </text:list-item>
        <text:list-item>
          <text:p text:style-name="P36"><text:span text:style-name="Strong_20_Emphasis">Integrated Concepts:</text:span> All from Projects 1-16, plus cmd module for shell, natural language parsing (regex/simple NLP), threading for async tasks, integration of all prior features (e.g., math, API, code analysis). </text:p>
        </text:list-item>
        <text:list-item>
          <text:p text:style-name="P36"><text:span text:style-name="Strong_20_Emphasis">Description:</text:span> Interactive shell with commands for math, file ops, API calls, code analysis, knowledge queries. Parse inputs intelligently, use classes for plugins, log sessions, handle multi-threaded operations. </text:p>
        </text:list-item>
        <text:list-item>
          <text:p text:style-name="P36"><text:span text:style-name="Strong_20_Emphasis">Complexity Level:</text:span> Expert+ – Culminates in a unified assistant app. </text:p>
        </text:list-item>
        <text:list-item>
          <text:p text:style-name="P36"><text:span text:style-name="Strong_20_Emphasis">Extension:</text:span> Add voice input simulation if extending to multimedia. </text:p>
        </text:list-item>
        <text:list-item>
          <text:p text:style-name="P37"><text:soft-page-break/><text:span text:style-name="Strong_20_Emphasis">Solidification:</text:span> Makes all concepts interoperable in a smart, terminal-based system. </text:p>
        </text:list-item>
      </text:list>
      <text:p text:style-name="Horizontal_20_Line"/>
      <text:h text:style-name="Heading_20_2" text:outline-level="2">Appendix A: Key Python Concepts Covered</text:h>
      <text:list text:style-name="L19">
        <text:list-item>
          <text:p text:style-name="P38"><text:span text:style-name="Strong_20_Emphasis">Basics:</text:span> Variables, types, input/output, formatting. </text:p>
        </text:list-item>
        <text:list-item>
          <text:p text:style-name="P38"><text:span text:style-name="Strong_20_Emphasis">Control:</text:span> Conditionals, loops (while/for), operators. </text:p>
        </text:list-item>
        <text:list-item>
          <text:p text:style-name="P38"><text:span text:style-name="Strong_20_Emphasis">Data Structures:</text:span> Lists, dicts, tuples/sets (as extensions). </text:p>
        </text:list-item>
        <text:list-item>
          <text:p text:style-name="P38"><text:span text:style-name="Strong_20_Emphasis">Functions:</text:span> Definition, parameters, returns, recursion. </text:p>
        </text:list-item>
        <text:list-item>
          <text:p text:style-name="P38"><text:span text:style-name="Strong_20_Emphasis">OOP:</text:span> Classes, inheritance, polymorphism, encapsulation. </text:p>
        </text:list-item>
        <text:list-item>
          <text:p text:style-name="P38"><text:span text:style-name="Strong_20_Emphasis">Modules:</text:span> Built-in (random, math, datetime, json, os, sys, re, ast), external (requests, pandas, tkinter, sympy, sqlite3). </text:p>
        </text:list-item>
        <text:list-item>
          <text:p text:style-name="P38"><text:span text:style-name="Strong_20_Emphasis">Advanced:</text:span> File I/O, exceptions, APIs, GUI, data analysis, regex, AST, threading, DBs. </text:p>
        </text:list-item>
        <text:list-item>
          <text:p text:style-name="P39"><text:span text:style-name="Strong_20_Emphasis">Other:</text:span> Comprehensions, caching, indexing, CLI parsing, meta-analysis. </text:p>
        </text:list-item>
      </text:list>
      <text:p text:style-name="P1">This covers nearly 100% of core Python, with each project using 80-100% of prior concepts plus new ones.</text:p>
      <text:p text:style-name="Horizontal_20_Line"/>
      <text:h text:style-name="Heading_20_2" text:outline-level="2">Appendix B: Progression and Integration Guide</text:h>
      <text:list text:style-name="L20">
        <text:list-item>
          <text:p text:style-name="P40"><text:span text:style-name="Strong_20_Emphasis">Complexity Ramp:</text:span> Starts simple (input/conditions), adds layers (data/loops/functions/math/file), peaks at expert systems (analysis/library/assistant). </text:p>
        </text:list-item>
        <text:list-item>
          <text:p text:style-name="P40"><text:span text:style-name="Strong_20_Emphasis">Integration Rule:</text:span> No project focuses on one concept; each reuses and expands (e.g., later projects use early ones as subsystems). </text:p>
        </text:list-item>
        <text:list-item>
          <text:p text:style-name="P40"><text:span text:style-name="Strong_20_Emphasis">New Projects Placement:</text:span> Inserted logically—math after calculator; file/log/personal after persistence; API/code after weather/OOP; library/assistant at end for culmination. </text:p>
        </text:list-item>
        <text:list-item>
          <text:p text:style-name="P40"><text:span text:style-name="Strong_20_Emphasis">Tips for Rock-Hard Mastery:</text:span> Debug integrally (e.g., trace errors across concepts). Refactor earlier projects with new skills. Combine projects (e.g., add assistant features to dashboard). </text:p>
        </text:list-item>
        <text:list-item>
          <text:p text:style-name="P41"><text:span text:style-name="Strong_20_Emphasis">Resources:</text:span> Python docs, pip for modules. Test in IDEs like VS Code.</text:p>
        </text:list-item>
      </text:list>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Lucida Sans1" style:font-family-complex="'Lucida Sans'" style:font-family-generic-complex="system" style:font-pitch-complex="variable" style:font-size-complex="24pt"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Lucida Sans1" style:font-family-complex="'Lucida Sans'" style:font-family-generic-complex="system" style:font-pitch-complex="variable" style:font-size-complex="18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9-12T21:06:24.074840500</meta:creation-date>
    <dc:date>2025-09-12T21:07:24.146645700</dc:date>
    <meta:editing-duration>PT1M1S</meta:editing-duration>
    <meta:editing-cycles>1</meta:editing-cycles>
    <meta:document-statistic meta:table-count="0" meta:image-count="0" meta:object-count="0" meta:page-count="8" meta:paragraph-count="158" meta:word-count="2533" meta:character-count="18334" meta:non-whitespace-character-count="15946"/>
    <meta:generator>LibreOffice/25.8.1.1$Windows_X86_64 LibreOffice_project/54047653041915e595ad4e45cccea684809c77b5</meta:generator>
  </office:meta>
</office:document-meta>
</file>